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25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4" style:family="table-cell" style:parent-style-name="Default" style:data-style-name="N125">
      <style:table-cell-properties fo:background-color="#ffffff" style:diagonal-bl-tr="none" style:diagonal-tl-br="none" fo:border="0.74pt solid #000000" style:rotation-align="none"/>
    </style:style>
    <style:style style:name="ce5" style:family="table-cell" style:parent-style-name="Default" style:data-style-name="N124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265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465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265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296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6" table:default-cell-style-name="ce5"/>
        <table:table-column table:style-name="co1" table:number-columns-repeated="3" table:default-cell-style-name="ce6"/>
        <table:table-row table:style-name="ro1">
          <table:table-cell table:style-name="Default" office:value-type="string" calcext:value-type="string">
            <text:p>index</text:p>
          </table:table-cell>
          <table:table-cell table:style-name="Default" office:value-type="string" calcext:value-type="string">
            <text:p>cancelled</text:p>
          </table:table-cell>
          <table:table-cell table:style-name="Default" office:value-type="string" calcext:value-type="string">
            <text:p>public_discussion</text:p>
          </table:table-cell>
          <table:table-cell table:style-name="Default" office:value-type="string" calcext:value-type="string">
            <text:p>tsg</text:p>
          </table:table-cell>
          <table:table-cell table:style-name="Default" table:number-columns-repeated="9"/>
        </table:table-row>
        <table:table-row table:style-name="ro2">
          <table:table-cell office:value-type="string" calcext:value-type="string">
            <office:annotation draw:style-name="gr1" draw:text-style-name="P1" svg:width="3.0665in" svg:height="0.3437in" svg:x="1.0744in" svg:y="0.0638in" draw:caption-point-x="-0.1898in" draw:caption-point-y="0.1177in">
              <dc:date>2016-06-12T00:00:00</dc:date>
              <text:p text:style-name="P1"><text:span text:style-name="T1">Волгоградская область</text:span></text:p>
            </office:annotation>
            <text:p>vo</text:p>
          </table:table-cell>
          <table:table-cell table:formula="of:=1000/39000*100" office:value-type="float" office:value="2.56410256410256" calcext:value-type="float">
            <text:p>2.564</text:p>
          </table:table-cell>
          <table:table-cell office:value-type="float" office:value="0" calcext:value-type="float">
            <text:p>0</text:p>
          </table:table-cell>
          <table:table-cell table:formula="of:=1981/255.7" office:value-type="float" office:value="7.74736018771999" calcext:value-type="float">
            <text:p>7.747</text:p>
          </table:table-cell>
          <table:table-cell table:number-columns-repeated="9"/>
        </table:table-row>
        <table:table-row table:style-name="ro2">
          <table:table-cell office:value-type="string" calcext:value-type="string">
            <office:annotation draw:style-name="gr2" draw:text-style-name="P1" svg:width="3.2642in" svg:height="0.2252in" svg:x="1.0744in" svg:y="0.2228in" draw:caption-point-x="-0.1898in" draw:caption-point-y="0.1504in">
              <dc:date>2016-06-12T00:00:00</dc:date>
              <text:p text:style-name="P1"><text:span text:style-name="T1">Республика Адыгея</text:span></text:p>
            </office:annotation>
            <text:p>ra</text:p>
          </table:table-cell>
          <table:table-cell table:formula="of:=119/6300*100" office:value-type="float" office:value="1.88888888888889" calcext:value-type="float">
            <text:p>1.889</text:p>
          </table:table-cell>
          <table:table-cell office:value-type="float" office:value="0" calcext:value-type="float">
            <text:p>0</text:p>
          </table:table-cell>
          <table:table-cell table:formula="of:=100/44.9" office:value-type="float" office:value="2.2271714922049" calcext:value-type="float">
            <text:p>2.227</text:p>
          </table:table-cell>
          <table:table-cell table:number-columns-repeated="9"/>
        </table:table-row>
        <table:table-row table:style-name="ro2">
          <table:table-cell office:value-type="string" calcext:value-type="string">
            <office:annotation draw:style-name="gr3" draw:text-style-name="P1" svg:width="3.3374in" svg:height="0.3441in" svg:x="1.0744in" svg:y="0.4189in" draw:caption-point-x="-0.1898in" draw:caption-point-y="0.1461in">
              <dc:date>2016-06-12T00:00:00</dc:date>
              <text:p text:style-name="P1"><text:span text:style-name="T1">Астраханская область</text:span></text:p>
            </office:annotation>
            <text:p>ao</text:p>
          </table:table-cell>
          <table:table-cell table:formula="of:=680/19000*100" office:value-type="float" office:value="3.57894736842105" calcext:value-type="float">
            <text:p>3.579</text:p>
          </table:table-cell>
          <table:table-cell office:value-type="float" office:value="1" calcext:value-type="float">
            <text:p>1</text:p>
          </table:table-cell>
          <table:table-cell table:formula="of:=75/102.1" office:value-type="float" office:value="0.734573947110676" calcext:value-type="float">
            <text:p>0.735</text:p>
          </table:table-cell>
          <table:table-cell table:number-columns-repeated="9"/>
        </table:table-row>
        <table:table-row table:style-name="ro2">
          <table:table-cell office:value-type="string" calcext:value-type="string">
            <office:annotation draw:style-name="gr4" draw:text-style-name="P1" svg:width="3.2122in" svg:height="0.3748in" svg:x="1.0744in" svg:y="0.5972in" draw:caption-point-x="-0.1898in" draw:caption-point-y="0.1594in">
              <dc:date>2016-06-12T00:00:00</dc:date>
              <text:p text:style-name="P1"><text:span text:style-name="T1">Республика Калмыкия</text:span></text:p>
            </office:annotation>
            <text:p>rk</text:p>
          </table:table-cell>
          <table:table-cell table:formula="of:=209/5100*100" office:value-type="float" office:value="4.09803921568627" calcext:value-type="float">
            <text:p>4.0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number-columns-repeated="9"/>
        </table:table-row>
        <table:table-row table:style-name="ro2">
          <table:table-cell office:value-type="string" calcext:value-type="string">
            <office:annotation draw:style-name="gr2" draw:text-style-name="P1" svg:width="3.0142in" svg:height="0.2252in" svg:x="1.0744in" svg:y="0.761in" draw:caption-point-x="-0.1898in" draw:caption-point-y="0.187in">
              <dc:date>2016-06-12T00:00:00</dc:date>
              <text:p text:style-name="P1"><text:span text:style-name="T1">Краснодарский край</text:span></text:p>
            </office:annotation>
            <text:p>kk</text:p>
          </table:table-cell>
          <table:table-cell table:formula="of:=3000/11000*100" office:value-type="float" office:value="27.2727272727273" calcext:value-type="float">
            <text:p>27.273</text:p>
          </table:table-cell>
          <table:table-cell office:value-type="float" office:value="1" calcext:value-type="float">
            <text:p>1</text:p>
          </table:table-cell>
          <table:table-cell table:formula="of:=7000/545.4" office:value-type="float" office:value="12.8346167950128" calcext:value-type="float">
            <text:p>12.835</text:p>
          </table:table-cell>
          <table:table-cell table:number-columns-repeated="9"/>
        </table:table-row>
        <table:table-row table:style-name="ro2">
          <table:table-cell office:value-type="string" calcext:value-type="string">
            <office:annotation draw:style-name="gr2" draw:text-style-name="P1" svg:width="2.4268in" svg:height="0.2252in" svg:x="1.0744in" svg:y="0in" draw:caption-point-x="-0.1898in" draw:caption-point-y="1.1398in">
              <dc:date>2016-06-12T00:00:00</dc:date>
              <text:p text:style-name="P1"><text:span text:style-name="T1">Ростовская область</text:span></text:p>
            </office:annotation>
            <text:p>ro</text:p>
          </table:table-cell>
          <table:table-cell table:formula="of:=2700/85000*100" office:value-type="float" office:value="3.17647058823529" calcext:value-type="float">
            <text:p>3.176</text:p>
          </table:table-cell>
          <table:table-cell office:value-type="float" office:value="0" calcext:value-type="float">
            <text:p>0</text:p>
          </table:table-cell>
          <table:table-cell table:formula="of:=366/424.2" office:value-type="float" office:value="0.862800565770863" calcext:value-type="float">
            <text:p>0.86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1" number:min-integer-digits="1"/>
    </number:number-style>
    <number:number-style style:name="N125">
      <number:number number:decimal-places="3" number:min-integer-digits="1"/>
    </number:number-style>
    <number:number-style style:name="N126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5P0"/>
    </number:currency-style>
    <number:currency-style style:name="N1015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6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8P0"/>
    </number:currency-style>
    <number:number-style style:name="N10159P0" style:volatile="true" number:language="en" number:country="US">
      <number:number number:decimal-places="0" number:min-integer-digits="1" number:grouping="true"/>
      <number:text> </number:text>
    </number:number-style>
    <number:number-style style:name="N1015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59P0"/>
    </number:number-style>
    <number:number-style style:name="N10160P0" style:volatile="true" number:language="en" number:country="US">
      <number:number number:decimal-places="2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61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61P2" style:volatile="true" number:language="en" number:country="US">
      <number:text> </number:text>
      <loext:fill-character> </loext:fill-character>
      <number:text>- </number:text>
    </number:number-style>
    <number:text-style style:name="N10161" number:language="en" number:country="US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2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2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2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3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63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3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4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64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64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 style:data-style-name="N2" text:time-value="09:14:12.880207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09:06:12.641902104</meta:creation-date>
    <dc:date>2016-06-12T09:28:34.567200739</dc:date>
    <meta:editing-duration>P0D</meta:editing-duration>
    <meta:editing-cycles>1</meta:editing-cycles>
    <meta:generator>LibreOffice/4.2.8.2$Linux_X86_64 LibreOffice_project/420m0$Build-2</meta:generator>
    <meta:document-statistic meta:table-count="1" meta:cell-count="28" meta:object-count="0"/>
  </office:meta>
</office:document-meta>
</file>